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variant="normal" fo:text-transform="none" fo:color="#222222" loext:opacity="100%" style:font-name="Arial" fo:font-size="8.14999961853027pt" fo:letter-spacing="normal" fo:font-style="normal" fo:font-weight="normal" officeooo:rsid="00245260" officeooo:paragraph-rsid="00245260"/>
    </style:style>
    <style:style style:name="P2" style:family="paragraph" style:parent-style-name="Standard">
      <style:text-properties fo:font-variant="normal" fo:text-transform="none" fo:color="#222222" loext:opacity="100%" style:font-name="Times New Roman" fo:font-size="12pt" fo:letter-spacing="normal" fo:font-style="normal" fo:font-weight="normal" officeooo:rsid="00245260" officeooo:paragraph-rsid="00245260" style:font-size-asian="12pt" style:font-size-complex="12pt"/>
    </style:style>
    <style:style style:name="P3" style:family="paragraph" style:parent-style-name="Standard">
      <style:text-properties fo:font-variant="normal" fo:text-transform="none" fo:color="#222222" loext:opacity="100%" style:font-name="Times New Roman" fo:font-size="12pt" fo:letter-spacing="normal" fo:font-style="normal" fo:font-weight="normal" officeooo:rsid="00290617" officeooo:paragraph-rsid="00290617" style:font-size-asian="12pt" style:font-size-complex="12pt"/>
    </style:style>
    <style:style style:name="P4" style:family="paragraph" style:parent-style-name="Table_20_Contents">
      <style:text-properties style:font-name="Times New Roman" fo:font-size="12pt" style:font-size-asian="12pt" style:font-size-complex="12pt"/>
    </style:style>
    <style:style style:name="P5" style:family="paragraph" style:parent-style-name="Table_20_Contents">
      <style:text-properties style:font-name="Times New Roman" fo:font-size="12pt" officeooo:rsid="0027e246" officeooo:paragraph-rsid="0027e246" style:font-size-asian="12pt" style:font-size-complex="12pt"/>
    </style:style>
    <style:style style:name="P6" style:family="paragraph" style:parent-style-name="Table_20_Contents">
      <style:text-properties style:font-name="Times New Roman" fo:font-size="12pt" officeooo:rsid="00284162" officeooo:paragraph-rsid="00284162" style:font-size-asian="12pt" style:font-size-complex="12pt"/>
    </style:style>
    <style:style style:name="P7" style:family="paragraph" style:parent-style-name="Table_20_Contents">
      <style:text-properties style:font-name="Times New Roman" fo:font-size="12pt" officeooo:rsid="00290617" officeooo:paragraph-rsid="00290617" style:font-size-asian="12pt" style:font-size-complex="12pt"/>
    </style:style>
    <style:style style:name="P8" style:family="paragraph" style:parent-style-name="Standard">
      <style:text-properties fo:font-variant="normal" fo:text-transform="none" fo:color="#222222" loext:opacity="100%" style:font-name="Times New Roman" fo:font-size="12pt" fo:letter-spacing="normal" fo:font-style="normal" fo:font-weight="normal" officeooo:rsid="00290617" officeooo:paragraph-rsid="00290617" style:font-size-asian="12pt" style:font-size-complex="12pt"/>
    </style:style>
    <style:style style:name="P9" style:family="paragraph" style:parent-style-name="Standard">
      <style:text-properties fo:font-variant="normal" fo:text-transform="none" fo:color="#222222" loext:opacity="100%" style:font-name="Times New Roman" fo:font-size="12pt" fo:letter-spacing="normal" fo:font-style="normal" fo:font-weight="normal" officeooo:rsid="00290617" officeooo:paragraph-rsid="003550ee" style:font-size-asian="12pt" style:font-size-complex="12pt"/>
    </style:style>
    <style:style style:name="P10" style:family="paragraph" style:parent-style-name="Standard">
      <style:text-properties fo:font-variant="normal" fo:text-transform="none" fo:color="#222222" loext:opacity="100%" style:font-name="Times New Roman" fo:font-size="12pt" fo:letter-spacing="normal" fo:font-style="normal" fo:font-weight="normal" officeooo:rsid="003550ee" officeooo:paragraph-rsid="003550ee" style:font-size-asian="12pt" style:font-size-complex="12pt"/>
    </style:style>
    <style:style style:name="P11" style:family="paragraph" style:parent-style-name="Standard">
      <style:text-properties fo:font-variant="normal" fo:text-transform="none" fo:color="#222222" loext:opacity="100%" style:font-name="Times New Roman" fo:font-size="12pt" fo:letter-spacing="normal" fo:font-style="normal" fo:font-weight="normal" officeooo:rsid="0037e8e0" officeooo:paragraph-rsid="0037e8e0" style:font-size-asian="12pt" style:font-size-complex="12pt"/>
    </style:style>
    <style:style style:name="P12" style:family="paragraph" style:parent-style-name="Standard">
      <style:text-properties fo:font-variant="normal" fo:text-transform="none" fo:color="#222222" loext:opacity="100%" style:font-name="Arial" fo:font-size="8.14999961853027pt" fo:letter-spacing="normal" fo:font-style="normal" fo:font-weight="normal" officeooo:rsid="00245260" officeooo:paragraph-rsid="003550ee"/>
    </style:style>
    <style:style style:name="P13" style:family="paragraph" style:parent-style-name="Standard">
      <style:text-properties fo:font-variant="normal" fo:text-transform="none" fo:color="#222222" loext:opacity="100%" style:font-name="Liberation Serif" fo:font-size="14pt" fo:letter-spacing="normal" fo:font-style="normal" fo:font-weight="normal" officeooo:rsid="00235347" officeooo:paragraph-rsid="001ffc9c" style:font-size-asian="14pt" style:font-size-complex="14pt"/>
    </style:style>
    <style:style style:name="P14" style:family="paragraph" style:parent-style-name="Standard">
      <style:text-properties fo:font-variant="normal" fo:text-transform="none" fo:color="#222222" loext:opacity="100%" style:font-name="Liberation Serif" fo:font-size="14pt" fo:letter-spacing="normal" fo:font-style="normal" fo:font-weight="bold" officeooo:rsid="00362035" officeooo:paragraph-rsid="00362035" style:font-size-asian="14pt" style:font-weight-asian="bold" style:font-size-complex="14pt" style:font-weight-complex="bold"/>
    </style:style>
    <style:style style:name="P15" style:family="paragraph" style:parent-style-name="Table_20_Contents">
      <style:text-properties style:font-name="Times New Roman" fo:font-size="12pt" style:font-size-asian="12pt" style:font-size-complex="12pt"/>
    </style:style>
    <style:style style:name="P16" style:family="paragraph" style:parent-style-name="Table_20_Contents">
      <style:text-properties style:font-name="Times New Roman" fo:font-size="12pt" officeooo:rsid="00290617" officeooo:paragraph-rsid="00290617" style:font-size-asian="12pt" style:font-size-complex="12pt"/>
    </style:style>
    <style:style style:name="P17" style:family="paragraph" style:parent-style-name="Table_20_Contents">
      <style:text-properties style:font-name="Times New Roman" fo:font-size="12pt" officeooo:rsid="002d5878" officeooo:paragraph-rsid="002d5878" style:font-size-asian="12pt" style:font-size-complex="12pt"/>
    </style:style>
    <style:style style:name="P18" style:family="paragraph" style:parent-style-name="Table_20_Contents">
      <style:text-properties style:font-name="Times New Roman" fo:font-size="12pt" officeooo:rsid="002f6a53" officeooo:paragraph-rsid="002f6a53" style:font-size-asian="12pt" style:font-size-complex="12pt"/>
    </style:style>
    <style:style style:name="P19" style:family="paragraph" style:parent-style-name="Table_20_Contents">
      <style:text-properties style:font-name="Times New Roman" fo:font-size="12pt" officeooo:rsid="0032aa66" officeooo:paragraph-rsid="0032aa66" style:font-size-asian="12pt" style:font-size-complex="12pt"/>
    </style:style>
    <style:style style:name="T1" style:family="text">
      <style:text-properties officeooo:rsid="0024cee4"/>
    </style:style>
    <style:style style:name="T2" style:family="text">
      <style:text-properties officeooo:rsid="0025cdae"/>
    </style:style>
    <style:style style:name="T3" style:family="text">
      <style:text-properties officeooo:rsid="0027e246"/>
    </style:style>
    <style:style style:name="T4" style:family="text">
      <style:text-properties officeooo:rsid="00284162"/>
    </style:style>
    <style:style style:name="T5" style:family="text">
      <style:text-properties officeooo:rsid="002f0eb1"/>
    </style:style>
    <style:style style:name="T6" style:family="text">
      <style:text-properties officeooo:rsid="002f6a53"/>
    </style:style>
    <style:style style:name="T7" style:family="text">
      <style:text-properties officeooo:rsid="00314b15"/>
    </style:style>
    <style:style style:name="T8" style:family="text">
      <style:text-properties officeooo:rsid="0032aa66"/>
    </style:style>
    <style:style style:name="T9" style:family="text">
      <style:text-properties officeooo:rsid="003368da"/>
    </style:style>
    <style:style style:name="T10" style:family="text">
      <style:text-properties officeooo:rsid="003539b4"/>
    </style:style>
    <style:style style:name="T11" style:family="text">
      <style:text-properties officeooo:rsid="003550ee"/>
    </style:style>
    <style:style style:name="T12" style:family="text">
      <style:text-properties style:font-name="Times New Roman" fo:font-size="12pt" style:font-size-asian="12pt" style:font-size-complex="12pt"/>
    </style:style>
    <style:style style:name="T13" style:family="text">
      <style:text-properties style:font-name="Times New Roman" fo:font-size="12pt" style:font-size-asian="12pt" style:font-weight-asian="normal" style:font-size-complex="12pt" style:font-weight-complex="normal"/>
    </style:style>
    <style:style style:name="T14" style:family="text">
      <style:text-properties style:font-name="Liberation Serif" fo:font-size="12pt" style:font-size-asian="12pt" style:font-size-complex="12pt"/>
    </style:style>
    <style:style style:name="T15" style:family="text">
      <style:text-properties officeooo:rsid="00390e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iddharth LDA papers</text:p>
      <text:p text:style-name="P13"/>
      <text:p text:style-name="P12"><text:span text:style-name="T14">1)</text:span> <text:span text:style-name="T12">Improving LDA Topic Models for Microblogs </text:span><text:span text:style-name="T13">via Tweet Pooling and Automatic Labeling</text:span></text:p>
      <text:p text:style-name="P1"/>
      <text:p text:style-name="P2">Automatic hastag labeling is being done using different pooling schemes of LDA. Various methods to improve LDA have been discussed without changing the the basic machinery of LDA. Three tweet pooling schemes are discussed unpooled, where every tweet is considered a single document, pooling the tweets according to author, and using bursts of term frequency is the third type of pooling, <text:span text:style-name="T1">the fourth pooling method is to pool the tweets tweeted in the same hour, the last method is to create a pool of documents, based on the same hashtags. </text:span><text:span text:style-name="T2">Three datasets with old tweets have been used. Purity, NMI, and PMI are the evaluation metrics that have been used. It is found that LDA performed the best on the hastag based pooling method in which the tweets were already grouped based on their hashtags. Very tweets have their hastags (less than 25% per category) thus the dataset is not even being used fully. </text:span><text:span text:style-name="T3">TF-IDF similarity is the highest when the documents are pooled together based on their hashtags. The documents are being handed topics that were already the clusters they were in, so the model is not working completely without knowledge.</text:span></text:p>
      <text:p text:style-name="P2"/>
      <text:p text:style-name="P9"><text:span text:style-name="T8">2</text:span>) Topic Modelling Twitter Data with Latent Dirichlet <text:span text:style-name="T9">Allocation Method</text:span><text:span text:style-name="T11">\</text:span></text:p>
      <text:p text:style-name="P9"/>
      <text:p text:style-name="P9"><text:span text:style-name="T9">Twitter data has been collected using a crawler in 4 different categories namely economy, military, sports and technology. The gensim LDA model and LSI method is used to collect the topics from the tweets in an unsupervised approach. The LDA performed better compared to the LSI method as the LSI method produces words that appear in the same document as if they are similar. The LDA model produces 2 topics in comparison to the 4 topics that were present in the document</text:span><text:span text:style-name="T10">s</text:span><text:span text:style-name="T9">. </text:span><text:span text:style-name="T11">No metrics have been discussed to proof how well the LDA method performed.</text:span></text:p>
      <text:p text:style-name="P3"/>
      <text:p text:style-name="P10">3) A Comparative Study of Fuzzy Topic Models and LDA in terms of Interpretability</text:p>
      <text:p text:style-name="P3"/>
      <text:p text:style-name="P11">LDA and Fuzzy topic models have been analysed on how well they extract topics from documents based on their Interpretabiility. The problem faced in this research with these models is that the coherence values decreases as the number of topics set while training the models increases. The score for LDA decays at a lower rate compared to Fuzzy topic model. The techinque of <text:span text:style-name="T7">cluster</text:span>ing<text:span text:style-name="T7"> words rather than on documents which can help keep the coherence scores constant as the number of topic increases or keep it from decaying.</text:span></text:p>
      <text:p text:style-name="P11"/>
      <text:p text:style-name="P11">4) Topic Modelling using LDA and BERT Techniques: Technofest Example</text:p>
      <text:p text:style-name="P11"/>
      <text:p text:style-name="P11">Comparison on how combining models for better topic modelling results have been done. TF-IDF alone generates vectors that are<text:span text:style-name="T8"> not distributed well enough and thus the results obtained were not good for clustering. </text:span>TF-IDF, LDA do not consider the contextual meaning for finding the importance of a given term in a document. <text:span text:style-name="T15">On combining the models TF-IDF and LDA and TF-IDF and BERT the results obtained were far better for clustering the documents.</text:span></text:p>
      <text:p text:style-name="P11"/>
      <text:p text:style-name="P2"/>
      <table:table table:name="Table1" table:style-name="Table1">
        <table:table-column table:style-name="Table1.A" table:number-columns-repeated="3"/>
        <table:table-column table:style-name="Table1.D"/>
        <table:table-row>
          <table:table-cell table:style-name="Table1.A1" office:value-type="string">
            <text:p text:style-name="P5">Paper Title</text:p>
          </table:table-cell>
          <table:table-cell table:style-name="Table1.A1" office:value-type="string">
            <text:p text:style-name="P5">Method/Algorithm</text:p>
          </table:table-cell>
          <table:table-cell table:style-name="Table1.A1" office:value-type="string">
            <text:p text:style-name="P5">Challenges</text:p>
          </table:table-cell>
          <table:table-cell table:style-name="Table1.D1" office:value-type="string">
            <text:p text:style-name="P5">Observations</text:p>
          </table:table-cell>
        </table:table-row>
        <table:table-row>
          <table:table-cell table:style-name="Table1.A2" office:value-type="string">
            <text:p text:style-name="P4">Improving LDA Topic Models for Microblogs</text:p>
            <text:p text:style-name="P4">via Tweet Pooling and Automatic Labeling</text:p>
          </table:table-cell>
          <table:table-cell table:style-name="Table1.A2" office:value-type="string">
            <text:p text:style-name="P5">LDA, TF-IDF</text:p>
          </table:table-cell>
          <table:table-cell table:style-name="Table1.A2" office:value-type="string">
            <text:p text:style-name="P5">The <text:span text:style-name="T4">techniques are not using the dataset completely and perform well only on the hastag based pooling method.</text:span></text:p>
          </table:table-cell>
          <table:table-cell table:style-name="Table1.D2" office:value-type="string">
            <text:p text:style-name="P6">LDA model’s performance can be significantly improved if the documents are already grouped together according to <text:soft-page-break/>their topics as it improves the TF-IDF scores. We want our model to work on completely unknown documents.</text:p>
          </table:table-cell>
        </table:table-row>
        <table:table-row>
          <table:table-cell table:style-name="Table1.A2" office:value-type="string">
            <text:p text:style-name="P4">Topic Modelling Twitter Data with Latent Dirichlet</text:p>
            <text:p text:style-name="P4">Allocation Method</text:p>
          </table:table-cell>
          <table:table-cell table:style-name="Table1.A2" office:value-type="string">
            <text:p text:style-name="P7">LSI, LDA</text:p>
          </table:table-cell>
          <table:table-cell table:style-name="Table1.A2" office:value-type="string">
            <text:p text:style-name="P7">Tweets have been collected specifically from 4 different categories. The LDA model classifies the tweets in 4 different categories thus two categories are lost and the visualisation shows that two distinct big clusters are formed, whereas more equal sized clusters should be present without overlap.</text:p>
          </table:table-cell>
          <table:table-cell table:style-name="Table1.D2" office:value-type="string">
            <text:p text:style-name="P7">The Tweets have already been collected according to categories. No metrics for relevance of the topics generated have been discussed. The LDA model outperformed the LSI model by 98%.</text:p>
          </table:table-cell>
        </table:table-row>
        <table:table-row>
          <table:table-cell table:style-name="Table1.A2" office:value-type="string">
            <text:p text:style-name="P4">A Comparative Study of Fuzzy Topic Models and LDA in</text:p>
            <text:p text:style-name="P4">terms of Interpretability</text:p>
          </table:table-cell>
          <table:table-cell table:style-name="Table1.A2" office:value-type="string">
            <text:p text:style-name="P17">Fuzzy Latent Semantic Analysis</text:p>
          </table:table-cell>
          <table:table-cell table:style-name="Table1.A2" office:value-type="string">
            <text:p text:style-name="P17">Fuzzy logic generates topics which have large overlap between topic <text:span text:style-name="T5">thus reduces interpretability. </text:span><text:span text:style-name="T6">As the number of topics increases the coherence score reduces drastically in FLSA compared to LDA.</text:span></text:p>
          </table:table-cell>
          <table:table-cell table:style-name="Table1.D2" office:value-type="string">
            <text:p text:style-name="P18">The LDA model has a better topic coherence score compared to FLSA. <text:span text:style-name="T7">We can cluster words rather than on documents which can help keep the coherence scores constant as the number of topic increases or keep it from decaying.</text:span></text:p>
          </table:table-cell>
        </table:table-row>
        <table:table-row>
          <table:table-cell table:style-name="Table1.A2" office:value-type="string">
            <text:p text:style-name="P4">Topic Modelling using LDA and BERT Techniques: Technofest Example</text:p>
          </table:table-cell>
          <table:table-cell table:style-name="Table1.A2" office:value-type="string">
            <text:p text:style-name="P4">LDA, BERT, <text:span text:style-name="T8">WordCloud</text:span></text:p>
          </table:table-cell>
          <table:table-cell table:style-name="Table1.A2" office:value-type="string">
            <text:p text:style-name="P19">The results obtained from the TF-IDF model was not balanced and sufficient. TF-IDF does not consider contextual information. The vectors obtained from TF-IDF were not distributed well enough and thus the results obtained were not good for clustering.</text:p>
          </table:table-cell>
          <table:table-cell table:style-name="Table1.D2" office:value-type="string">
            <text:p text:style-name="P19">Using TF-IDF scores along to cluster the docujments were not good enough. Thus the vectors obtained from the TF-IDF model was combined with the LDA and BERT model for topic extraction.</text:p>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4:44:54.930345372</meta:creation-date>
    <dc:date>2023-02-19T12:46:32.307506006</dc:date>
    <meta:editing-duration>PT2H29M30S</meta:editing-duration>
    <meta:editing-cycles>10</meta:editing-cycles>
    <meta:generator>LibreOffice/7.3.7.2$Linux_X86_64 LibreOffice_project/30$Build-2</meta:generator>
    <meta:document-statistic meta:table-count="1" meta:image-count="0" meta:object-count="0" meta:page-count="2" meta:paragraph-count="32" meta:word-count="820" meta:character-count="5054" meta:non-whitespace-character-count="4266"/>
  </office:meta>
</office:document-meta>
</file>